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3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UrbanBody">
      <style:text-properties style:font-name="Arial" fo:font-size="11pt" officeooo:paragraph-rsid="002b5322" style:font-size-asian="11pt" style:font-size-complex="11pt"/>
    </style:style>
    <style:style style:name="P6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7" style:family="paragraph" style:parent-style-name="UrbanTitle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Title">
      <style:text-properties style:font-name="Arial" style:text-underline-style="none" officeooo:rsid="00217335" officeooo:paragraph-rsid="002b5322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b5322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2b5322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b5322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2d1a59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officeooo:paragraph-rsid="002d1a59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officeooo:rsid="002ab52c" fo:background-color="#fff200" loext:char-shading-value="0"/>
    </style:style>
    <style:style style:name="T5" style:family="text">
      <style:text-properties officeooo:rsid="0025cfd8"/>
    </style:style>
    <style:style style:name="T6" style:family="text">
      <style:text-properties officeooo:rsid="00287546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2d1a59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officeooo:rsid="002d1a59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3"><text:span text:style-name="T9"><office:annotation><dc:creator>Gauthier Bastien</dc:creator><dc:date>2011-01-13T14:56:41</dc:date><text:p text:style-name="P14">do text</text:p><text:p text:style-name="P14">from document(at=tlpe, format='odt')</text:p></office:annotation></text:span><text:span text:style-name="T10">Import depuis </text:span><text:span text:style-name="T11">tlpe</text:span><text:span text:style-name="T10">.odt</text:span></text:p>
            <text:p text:style-name="P12"><text:span text:style-name="T13"/></text:p>
            <text:p text:style-name="P9">RECOMMANDÉ</text:p>
          </table:table-cell>
        </table:table-row>
      </table:table>
      <text:p text:style-name="P8"/>
      <text:p text:style-name="P8"/>
      <text:p text:style-name="P8">Transmis de la décision du Collège communal</text:p>
      <text:p text:style-name="P6"/>
      <text:p text:style-name="P7"/>
      <text:p text:style-name="P7"/>
      <text:p text:style-name="P2"><office:annotation><dc:creator>Gauthier Bastien</dc:creator><dc:date>2011-02-16T16:12:24</dc:date><text:p text:style-name="P14">do text if self.hasMultipleApplicants()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4">do text if self.hasSingleApplicant()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3"/>
      <text:p text:style-name="P3">Monsieur le Fonctionnaire <text:span text:style-name="T6">Délégué</text:span>,</text:p>
      <text:p text:style-name="P3"/>
      <text:p text:style-name="P3">Conformément à l'article 35 du décret du 11 mars 1999 relatif au permis d’environnement, nous vous transmettons une copie de la décision concernant le dossier repris sous rubrique.</text:p>
      <text:p text:style-name="P3"/>
      <text:p text:style-name="P3">Vous en souhaitant bonne réception, nous vous prions d’agréer, Monsieur le Fonctionnaire <text:span text:style-name="T5">Délégué</text:span>, nos salutations distinguées.</text:p>
      <text:p text:style-name="P1"/>
      <text:p text:style-name="P1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7:52.709896032</dc:date>
    <dc:language>fr-FR</dc:language>
    <meta:editing-cycles>154</meta:editing-cycles>
    <meta:editing-duration>P2DT5H29M25S</meta:editing-duration>
    <meta:document-statistic meta:table-count="1" meta:image-count="0" meta:object-count="0" meta:page-count="1" meta:paragraph-count="13" meta:word-count="93" meta:character-count="689" meta:non-whitespace-character-count="622"/>
    <meta:user-defined meta:name="Info 1"/>
    <meta:user-defined meta:name="Info 2"/>
    <meta:user-defined meta:name="Info 3"/>
    <meta:user-defined meta:name="Info 4"/>
  </office:meta>
</office:document-meta>
</file>